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ora" svg:font-family="Lora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fo:font-weight="bold" fo:background-color="#efefef" style:font-weight-asian="bold"/>
    </style:style>
    <style:style style:name="P3" style:family="paragraph" style:parent-style-name="Standard">
      <style:text-properties fo:font-weight="bold" fo:background-color="#d9d9d9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background-color="#d9d9d9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color="#696969" style:font-name="Lora" fo:font-size="12pt" style:font-name-asian="Lora1" style:font-size-asian="12pt" style:font-name-complex="Lora1" style:font-size-complex="12pt" fo:background-color="#ffffff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2pt" fo:background-color="#efefef" style:font-size-asian="12pt" style:font-size-complex="12pt"/>
    </style:style>
    <style:style style:name="P10" style:family="paragraph" style:parent-style-name="Standard" style:list-style-name="WWNum1">
      <style:paragraph-properties fo:margin-left="0.2953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2953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>
      <style:paragraph-properties fo:margin-left="0in" fo:margin-right="0in" fo:text-indent="0.5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in" fo:margin-right="0in" fo:text-indent="0.5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fo:font-size="12pt" fo:background-color="#fce5cd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2pt" fo:font-weight="bold" fo:background-color="#efefef" style:font-size-asian="12pt" style:font-weight-asian="bold" style:font-size-complex="12pt"/>
    </style:style>
    <style:style style:name="P20" style:family="paragraph" style:parent-style-name="Standard">
      <style:paragraph-properties fo:margin-top="0.1665in" fo:margin-bottom="0.1665in" loext:contextual-spacing="false" fo:line-height="100%"/>
    </style:style>
    <style:style style:name="P21" style:family="paragraph" style:parent-style-name="Standard">
      <loext:graphic-properties draw:fill="solid" draw:fill-color="#ffffff"/>
      <style:paragraph-properties fo:margin-top="0.1528in" fo:margin-bottom="0.1528in" loext:contextual-spacing="false" fo:line-height="100%" fo:background-color="#ffffff"/>
    </style:style>
    <style:style style:name="P22" style:family="paragraph" style:parent-style-name="Standard">
      <style:paragraph-properties fo:margin-top="0in" fo:margin-bottom="0.111in" loext:contextual-spacing="false" fo:line-height="142%"/>
    </style:style>
    <style:style style:name="P23" style:family="paragraph" style:parent-style-name="Standard">
      <style:paragraph-properties fo:margin-top="0in" fo:margin-bottom="0.2083in" loext:contextual-spacing="false" fo:line-height="160%"/>
    </style:style>
    <style:style style:name="P24" style:family="paragraph" style:parent-style-name="Standard">
      <style:paragraph-properties fo:break-before="page"/>
      <style:text-properties fo:font-weight="bold" fo:background-color="#d9d9d9" style:font-weight-asian="bold"/>
    </style:style>
    <style:style style:name="P25" style:family="paragraph" style:parent-style-name="Standard" style:master-page-name="Standard">
      <style:paragraph-properties style:page-number="1"/>
    </style:style>
    <style:style style:name="P26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7" style:family="paragraph" style:parent-style-name="Heading_20_2">
      <loext:graphic-properties draw:fill="solid" draw:fill-color="#ffffff"/>
      <style:paragraph-properties fo:margin-top="0.3193in" fo:margin-bottom="0.3193in" loext:contextual-spacing="false" fo:line-height="110%" fo:keep-together="auto" fo:background-color="#ffffff" fo:keep-with-next="auto"/>
    </style:style>
    <style:style style:name="P28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29" style:family="paragraph" style:parent-style-name="Heading_20_3">
      <loext:graphic-properties draw:fill="solid" draw:fill-color="#ffffff"/>
      <style:paragraph-properties fo:margin-top="0.3193in" fo:margin-bottom="0.3193in" loext:contextual-spacing="false" fo:line-height="110%" fo:keep-together="auto" fo:background-color="#ffffff" fo:keep-with-next="auto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font-weight="bold" fo:background-color="#efefef" loext:char-shading-value="0" style:font-weight-asian="bold"/>
    </style:style>
    <style:style style:name="T4" style:family="text">
      <style:text-properties fo:font-weight="bold" fo:background-color="#d9d9d9" loext:char-shading-value="0" style:font-weight-asian="bold"/>
    </style:style>
    <style:style style:name="T5" style:family="text">
      <style:text-properties fo:font-weight="bold" fo:background-color="#cfe2f3" loext:char-shading-value="0" style:font-weight-asian="bold"/>
    </style:style>
    <style:style style:name="T6" style:family="text">
      <style:text-properties fo:color="#1155cc" style:text-underline-style="solid" style:text-underline-width="auto" style:text-underline-color="font-color" fo:font-weight="bold" style:font-weight-asian="bold" fo:background-color="#ffff00"/>
    </style:style>
    <style:style style:name="T7" style:family="text">
      <style:text-properties fo:color="#1155cc" style:text-underline-style="solid" style:text-underline-width="auto" style:text-underline-color="font-color" fo:font-weight="bold" fo:background-color="#efefef" loext:char-shading-value="0" style:font-weight-asian="bold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1155cc" fo:font-size="12pt" style:text-underline-style="solid" style:text-underline-width="auto" style:text-underline-color="font-color" fo:font-weight="bold" fo:background-color="#efefef" loext:char-shading-value="0" style:font-size-asian="12pt" style:font-weight-asian="bold" style:font-size-complex="12pt"/>
    </style:style>
    <style:style style:name="T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1155cc" fo:font-size="23pt" style:text-underline-style="solid" style:text-underline-width="auto" style:text-underline-color="font-color" fo:font-weight="bold" style:font-size-asian="23pt" style:font-weight-asian="bold" style:font-size-complex="23pt"/>
    </style:style>
    <style:style style:name="T12" style:family="text">
      <style:text-properties fo:color="#990000" fo:font-weight="bold" style:font-weight-asian="bold"/>
    </style:style>
    <style:style style:name="T13" style:family="text">
      <style:text-properties fo:color="#990000" fo:font-weight="bold" style:font-weight-asian="bold" fo:background-color="#ffff00"/>
    </style:style>
    <style:style style:name="T14" style:family="text">
      <style:text-properties fo:font-size="17pt" fo:font-weight="bold" fo:background-color="#cfe2f3" loext:char-shading-value="0" style:font-size-asian="17pt" style:font-weight-asian="bold" style:font-size-complex="17pt"/>
    </style:style>
    <style:style style:name="T15" style:family="text">
      <style:text-properties fo:font-size="17pt" fo:font-weight="bold" style:font-size-asian="17pt" style:font-weight-asian="bold" style:font-size-complex="17pt"/>
    </style:style>
    <style:style style:name="T16" style:family="text">
      <style:text-properties fo:font-size="12pt" fo:font-weight="bold" fo:background-color="#d9d9d9" loext:char-shading-value="0" style:font-size-asian="12pt" style:font-weight-asian="bold" style:font-size-complex="12pt"/>
    </style:style>
    <style:style style:name="T17" style:family="text">
      <style:text-properties fo:font-size="12pt" fo:font-weight="bold" fo:background-color="#efefef" loext:char-shading-value="0" style:font-size-asian="12pt" style:font-weight-asian="bold" style:font-size-complex="12pt"/>
    </style:style>
    <style:style style:name="T18" style:family="text">
      <style:text-properties fo:font-size="12pt" fo:font-weight="bold" fo:background-color="#d0e0e3" loext:char-shading-value="0" style:font-size-asian="12pt" style:font-weight-asian="bold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style:font-size-asian="12pt" style:font-style-asian="italic" style:font-size-complex="12pt"/>
    </style:style>
    <style:style style:name="T21" style:family="text">
      <style:text-properties fo:font-size="12pt" fo:background-color="#fce5cd" loext:char-shading-value="0" style:font-size-asian="12pt" style:font-size-complex="12pt"/>
    </style:style>
    <style:style style:name="T22" style:family="text">
      <style:text-properties fo:font-size="12pt" fo:background-color="#efefef" loext:char-shading-value="0" style:font-size-asian="12pt" style:font-size-complex="12pt"/>
    </style:style>
    <style:style style:name="T23" style:family="text">
      <style:text-properties fo:color="#696969" style:font-name="Montserrat" fo:font-size="18pt" style:font-name-asian="Montserrat1" style:font-size-asian="18pt" style:font-name-complex="Montserrat1" style:font-size-complex="18pt"/>
    </style:style>
    <style:style style:name="T24" style:family="text">
      <style:text-properties fo:color="#696969" style:font-name="Montserrat" fo:font-size="18pt" style:font-name-asian="Montserrat1" style:font-size-asian="18pt" style:font-name-complex="Montserrat1" style:font-size-complex="18pt" fo:background-color="#ffffff"/>
    </style:style>
    <style:style style:name="T25" style:family="text">
      <style:text-properties fo:color="#696969" style:font-name="Montserrat" fo:font-size="15pt" style:font-name-asian="Montserrat1" style:font-size-asian="15pt" style:font-name-complex="Montserrat1" style:font-size-complex="15pt" fo:background-color="#ffffff"/>
    </style:style>
    <style:style style:name="T26" style:family="text">
      <style:text-properties fo:color="#696969" style:font-name="Lora" fo:font-size="12pt" style:font-name-asian="Lora1" style:font-size-asian="12pt" style:font-name-complex="Lora1" style:font-size-complex="12pt"/>
    </style:style>
    <style:style style:name="T27" style:family="text">
      <style:text-properties fo:color="#696969" style:font-name="Lora" fo:font-size="12pt" style:font-name-asian="Lora1" style:font-size-asian="12pt" style:font-name-complex="Lora1" style:font-size-complex="12pt" fo:background-color="#ffffff"/>
    </style:style>
    <style:style style:name="T28" style:family="text">
      <style:text-properties fo:color="#696969" style:font-name="Lora" fo:font-size="12pt" fo:font-style="italic" style:font-name-asian="Lora1" style:font-size-asian="12pt" style:font-style-asian="italic" style:font-name-complex="Lora1" style:font-size-complex="12pt" fo:background-color="#ffffff"/>
    </style:style>
    <style:style style:name="T29" style:family="text">
      <style:text-properties fo:color="#333333" style:font-name="Consolas" fo:font-size="10pt" fo:background-color="#f5f5f5" loext:char-shading-value="0" style:font-name-asian="Consolas1" style:font-size-asian="10pt" style:font-name-complex="Consolas1" style:font-size-complex="10pt"/>
    </style:style>
    <style:style style:name="T30" style:family="text">
      <style:text-properties fo:color="#333333" style:font-name="Consolas" fo:font-size="10pt" fo:font-weight="bold" fo:background-color="#f5f5f5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333333" style:font-name="Consolas" fo:font-size="10pt" fo:font-style="italic" fo:background-color="#f5f5f5" loext:char-shading-value="0" style:font-name-asian="Consolas1" style:font-size-asian="10pt" style:font-style-asian="italic" style:font-name-complex="Consolas1" style:font-size-complex="10pt"/>
    </style:style>
    <style:style style:name="T32" style:family="text">
      <style:text-properties fo:color="#cc523e" style:font-name="Courier New" fo:font-size="12pt" fo:background-color="#f9f2f4" loext:char-shading-value="0" style:font-name-asian="Courier New1" style:font-size-asian="12pt" style:font-name-complex="Courier New1" style:font-size-complex="12pt"/>
    </style:style>
    <style:style style:name="T33" style:family="text">
      <style:text-properties fo:color="#cc523e" style:font-name="Courier New" fo:font-size="12pt" fo:font-style="italic" fo:background-color="#f9f2f4" loext:char-shading-value="0" style:font-name-asian="Courier New1" style:font-size-asian="12pt" style:font-style-asian="italic" style:font-name-complex="Courier New1" style:font-size-complex="12pt"/>
    </style:style>
    <style:style style:name="T34" style:family="text">
      <style:text-properties fo:color="#a161bf" style:font-name="Lora" fo:font-size="12pt" fo:font-style="italic" style:font-name-asian="Lora1" style:font-size-asian="12pt" style:font-style-asian="italic" style:font-name-complex="Lora1" style:font-size-complex="12pt" fo:background-color="#ffffff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git clone --recurse-submodules <text:s/></text:span><text:a xlink:type="simple" xlink:href="https://gitlab.com/fcj-projects/git-modules/fcj-projects.git" text:style-name="ListLabel_20_10" text:visited-style-name="ListLabel_20_10"><text:span text:style-name="T6">https://gitlab.com/fcj-projects/git-modules/fcj-projects.git</text:span></text:a></text:p>
      <text:p text:style-name="P1"/>
      <text:p text:style-name="P1"/>
      <text:p text:style-name="Standard"><text:span text:style-name="T3">git config --global credential.helper store </text:span><text:s text:c="5"/><text:span text:style-name="T12"><text:s/>(</text:span><text:span text:style-name="T13">stores the passwords in plain tex</text:span><text:span text:style-name="T12">t)</text:span></text:p>
      <text:p text:style-name="P2"/>
      <text:p text:style-name="Standard"/>
      <text:p text:style-name="Standard"><text:span text:style-name="T2">git clone --recurse-submodules --separate-git-dir=/opt/smartgit-repo-git/fcj-projects_repo/.git <text:s/></text:span><text:a xlink:type="simple" xlink:href="https://gitlab.com/fcj-projects/git-modules/fcj-projects.git" text:style-name="ListLabel_20_10" text:visited-style-name="ListLabel_20_10"><text:span text:style-name="T6">https://gitlab.com/fcj-projects/git-modules/fcj-projects.git</text:span></text:a></text:p>
      <text:p text:style-name="P3"/>
      <text:p text:style-name="P3"/>
      <text:p text:style-name="Standard"><text:span text:style-name="T1">using a ssh key</text:span></text:p>
      <text:p text:style-name="P3"/>
      <text:p text:style-name="Standard"><text:span text:style-name="T2">git clone --recurse-submodules --separate-git-dir=/opt/smartgit-repo-git/fcj-projects_repo/.git <text:s/>git@gitlab.com:fcj-projects/git-modules/fcj-projects.git</text:span></text:p>
      <text:p text:style-name="P3"/>
      <text:p text:style-name="P26"><text:bookmark text:name="_b9a6l35xkylg"/><text:span text:style-name="T14">Adding an SSH key to your GitLab account</text:span></text:p>
      <text:p text:style-name="P3"/>
      <text:p text:style-name="Standard">generate the key</text:p>
      <text:p text:style-name="P8"><text:span text:style-name="T3">ssh-keygen -t ed25519 -C "</text:span><text:a xlink:type="simple" xlink:href="mailto:vazquez200@gmail.com" text:style-name="ListLabel_20_11" text:visited-style-name="ListLabel_20_11"><text:span text:style-name="T7">vazquez200@gmail.com</text:span></text:a><text:span text:style-name="T3">" </text:span><text:s text:c="6"/>(can be any arbritary comment)</text:p>
      <text:p text:style-name="P8">Enter file in which to save the key (/home/user/.ssh/id_ed25519): <text:a xlink:type="simple" xlink:href="mailto:vazquez200@gmail.com" text:style-name="ListLabel_20_12" text:visited-style-name="ListLabel_20_12"><text:span text:style-name="T8">vazquez200@gmail.com</text:span></text:a> <text:s text:c="2"/>(can be any arbritary name)</text:p>
      <text:p text:style-name="P5"/>
      <text:p text:style-name="Standard">or:</text:p>
      <text:p text:style-name="Standard"><text:soft-page-break/></text:p>
      <text:p text:style-name="P8"><text:span text:style-name="T3">ssh-keygen -t rsa -b 2048 -C "</text:span><text:a xlink:type="simple" xlink:href="mailto:vazquez200@gmail.com" text:style-name="ListLabel_20_11" text:visited-style-name="ListLabel_20_11"><text:span text:style-name="T7">vazquez200@gmail.com</text:span></text:a><text:span text:style-name="T3">"</text:span> <text:s text:c="3"/>(can be any arbritary comment)</text:p>
      <text:p text:style-name="P8">Enter file in which to save the key (/home/user/.ssh/id_ed25519): <text:a xlink:type="simple" xlink:href="mailto:vazquez200@gmail.com" text:style-name="ListLabel_20_12" text:visited-style-name="ListLabel_20_12"><text:span text:style-name="T8">vazquez200@gmail.com</text:span></text:a> <text:s text:c="2"/>(can be any arbritary name)</text:p>
      <text:p text:style-name="Standard"><text:span text:style-name="T4"><text:s/></text:span></text:p>
      <text:list xml:id="list4004175391" text:style-name="WWNum1">
        <text:list-item>
          <text:p text:style-name="P10"><text:span text:style-name="T19">copy the key: </text:span></text:p>
        </text:list-item>
      </text:list>
      <text:p text:style-name="P13"><text:span text:style-name="T17">xclip -sel clip &lt; ~/.ssh/</text:span><text:a xlink:type="simple" xlink:href="mailto:vazquez200@gmail.com" text:style-name="ListLabel_20_13" text:visited-style-name="ListLabel_20_13"><text:span text:style-name="T9">vazquez200@gmail.com</text:span></text:a><text:span text:style-name="T17">.pub</text:span></text:p>
      <text:list xml:id="list230560585373231" text:continue-numbering="true" text:style-name="WWNum1">
        <text:list-item>
          <text:p text:style-name="P11"><text:span text:style-name="T19">Navigate to http://gitlab.com and sign in.</text:span></text:p>
        </text:list-item>
        <text:list-item>
          <text:p text:style-name="P10"><text:span text:style-name="T19">Select your avatar in the upper right corner, and click Settings</text:span></text:p>
        </text:list-item>
        <text:list-item>
          <text:p text:style-name="P11"><text:span text:style-name="T19">Click SSH Keys.</text:span></text:p>
        </text:list-item>
        <text:list-item>
          <text:p text:style-name="P11"><text:span text:style-name="T19">Paste the public key that you copied into the Key text box.</text:span></text:p>
        </text:list-item>
        <text:list-item>
          <text:p text:style-name="P11"><text:span text:style-name="T19">Make sure your key includes a descriptive name in the Title text box, such as </text:span><text:span text:style-name="T20">Work Laptop</text:span><text:span text:style-name="T19"> or </text:span><text:span text:style-name="T20">Home Workstation</text:span><text:span text:style-name="T19">.</text:span></text:p>
        </text:list-item>
        <text:list-item>
          <text:p text:style-name="P11"><text:span text:style-name="T19">Include an (optional) expiry date for the key under “Expires at” section. (Introduced in</text:span><text:a xlink:type="simple" xlink:href="https://gitlab.com/gitlab-org/gitlab/-/issues/36243" text:style-name="ListLabel_20_14" text:visited-style-name="ListLabel_20_14"><text:span text:style-name="T19"> </text:span></text:a><text:a xlink:type="simple" xlink:href="https://gitlab.com/gitlab-org/gitlab/-/issues/36243" text:style-name="ListLabel_20_15" text:visited-style-name="ListLabel_20_15"><text:span text:style-name="T10">GitLab 12.9</text:span></text:a><text:span text:style-name="T19">.)</text:span></text:p>
        </text:list-item>
        <text:list-item>
          <text:p text:style-name="P12"><text:span text:style-name="T19">Click the Add key button.</text:span></text:p>
        </text:list-item>
      </text:list>
      <text:p text:style-name="P3"/>
      <text:p text:style-name="Standard"><text:span text:style-name="T19">create/edit the file: </text:span></text:p>
      <text:p text:style-name="P13"><text:span text:style-name="T21">~/.ssh/config</text:span></text:p>
      <text:p text:style-name="P13"><text:span text:style-name="T19"><text:s/></text:span></text:p>
      <text:p text:style-name="P13"><text:span text:style-name="T22"># GitLab.com</text:span></text:p>
      <text:p text:style-name="P13"><text:span text:style-name="T22"><text:tab/>Host gitlab.com</text:span></text:p>
      <text:p text:style-name="P13"><text:span text:style-name="T22"><text:tab/>Preferredauthentications publickey</text:span></text:p>
      <text:p text:style-name="P13"><text:span text:style-name="T22"><text:tab/>IdentityFile ~/.ssh/vazquez200@gmail.com</text:span></text:p>
      <text:p text:style-name="P15"><text:soft-page-break/></text:p>
      <text:p text:style-name="P26"><text:bookmark text:name="_4jna4ifmmql0"/><text:span text:style-name="T15">Multiple accounts on a single GitLab instance</text:span></text:p>
      <text:p text:style-name="P13"><text:span text:style-name="T21">~/.ssh/config</text:span></text:p>
      <text:p text:style-name="P16"/>
      <text:p text:style-name="P8"><text:span text:style-name="T22"># User1 Account Identity</text:span></text:p>
      <text:p text:style-name="P8"><text:span text:style-name="T22">Host &lt;user_1.gitlab.com&gt;</text:span></text:p>
      <text:p text:style-name="P8"><text:span text:style-name="T22"><text:s text:c="2"/>Hostname gitlab.com</text:span></text:p>
      <text:p text:style-name="P8"><text:span text:style-name="T22"><text:s text:c="2"/>PreferredAuthentications publickey</text:span></text:p>
      <text:p text:style-name="P8"><text:span text:style-name="T22"><text:s text:c="2"/>IdentityFile ~/.ssh/&lt;example_ssh_key1&gt;</text:span></text:p>
      <text:p text:style-name="P9"/>
      <text:p text:style-name="P8"><text:span text:style-name="T22"># User2 Account Identity</text:span></text:p>
      <text:p text:style-name="P8"><text:span text:style-name="T22">Host &lt;user_2.gitlab.com&gt;</text:span></text:p>
      <text:p text:style-name="P8"><text:span text:style-name="T22"><text:s text:c="2"/>Hostname gitlab.com</text:span></text:p>
      <text:p text:style-name="P8"><text:span text:style-name="T22"><text:s text:c="2"/>PreferredAuthentications publickey</text:span></text:p>
      <text:p text:style-name="P8"><text:span text:style-name="T22"><text:s text:c="2"/>IdentityFile ~/.ssh/&lt;example_ssh_key2&g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7"><text:span text:style-name="T17"><text:s/>ssh-agent</text:span></text:p>
      <text:p text:style-name="P17"><text:span text:style-name="T19">SSH_AUTH_SOCK=/tmp/ssh-CGDWTLPMmzkM/agent.25104; export SSH_AUTH_SOCK;</text:span></text:p>
      <text:p text:style-name="P17"><text:span text:style-name="T19">SSH_AGENT_PID=25105; export SSH_AGENT_PID;</text:span></text:p>
      <text:p text:style-name="P17"><text:span text:style-name="T19">echo Agent pid 25105;</text:span></text:p>
      <text:p text:style-name="P18"/>
      <text:p text:style-name="P17"><text:span text:style-name="T17">ssh-add ~/.ssh/</text:span><text:a xlink:type="simple" xlink:href="mailto:vazquez200@gmail.com" text:style-name="ListLabel_20_13" text:visited-style-name="ListLabel_20_13"><text:span text:style-name="T9">vazquez200@gmail.com</text:span></text:a></text:p>
      <text:p text:style-name="P17"><text:span text:style-name="T17">ssh-add -l</text:span></text:p>
      <text:p text:style-name="P19"/>
      <text:p text:style-name="P18"/>
      <text:p text:style-name="P18"/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8">Note: The example Host aliases are defined as user_1.gitlab.com and user_2.gitlab.com for efficiency and transparency. Advanced configurations are more difficult to maintain; using this type of alias makes it easier to understand when using other tools such as git remote subcommands. SSH would understand any string as a Host alias thus Tanuki1 and Tanuki2, despite giving very little context as to where they point, would also work.</text:span></text:p>
      <text:p text:style-name="P20"><text:soft-page-break/><text:span text:style-name="T19">Cloning the gitlab repository normally looks like this:</text:span></text:p>
      <text:p text:style-name="Standard"><text:span text:style-name="T19">git clone git@gitlab.com:gitlab-org/gitlab.git</text:span></text:p>
      <text:p text:style-name="P6"/>
      <text:p text:style-name="P20"><text:span text:style-name="T19">To clone it for user_1, replace gitlab.com with the SSH alias user_1.gitlab.com:</text:span></text:p>
      <text:p text:style-name="Standard"><text:span text:style-name="T19">git clone git@&lt;user_1.gitlab.com&gt;:gitlab-org/gitlab.git</text:span></text:p>
      <text:p text:style-name="P6"/>
      <text:p text:style-name="P20"><text:span text:style-name="T19">Fix a previously cloned repository using the git remote command.</text:span></text:p>
      <text:p text:style-name="P20"><text:span text:style-name="T19">The example below assumes the remote repository is aliased as origin.</text:span></text:p>
      <text:p text:style-name="Standard"><text:span text:style-name="T19">git remote set-url origin git@&lt;user_1.gitlab.com&gt;:gitlab-org/gitlab.git</text:span></text:p>
      <text:p text:style-name="P6"/>
      <text:p text:style-name="P6"/>
      <text:p text:style-name="P6"/>
      <text:p text:style-name="P27"><text:bookmark text:name="_j6hitnxtwyvf"/><text:span text:style-name="T23">Set Username and Password in Remote URL</text:span></text:p>
      <text:p text:style-name="P21"><text:span text:style-name="T26">To save credentials you can clone Git repository by setting a username and password on the command line:</text:span></text:p>
      <text:p text:style-name="P22"><text:span text:style-name="T29">$ git clone https://</text:span><text:span text:style-name="T30">&lt;USERNAME&gt;</text:span><text:span text:style-name="T29">:</text:span><text:span text:style-name="T30">&lt;PASSWORD&gt;</text:span><text:span text:style-name="T29">@github.com/path/to/repo.git</text:span></text:p>
      <text:p text:style-name="P6"/>
      <text:p text:style-name="Standard"><text:span text:style-name="T27">The username and password will be stored in </text:span><text:span text:style-name="T32">.git/config</text:span><text:span text:style-name="T27"> file as a part of the remote repository URL.</text:span></text:p>
      <text:p text:style-name="P7"/>
      <text:p text:style-name="P7"/>
      <text:p text:style-name="P7"/>
      <text:p text:style-name="P21"><text:span text:style-name="T27">If you have already cloned a repository without setting username and password on the command line, you can always update the remote URL by running the following command:</text:span></text:p>
      <text:p text:style-name="P22"><text:soft-page-break/><text:span text:style-name="T29">$ git remote set-url origin https://</text:span><text:span text:style-name="T30">&lt;USERNAME&gt;</text:span><text:span text:style-name="T29">:</text:span><text:span text:style-name="T30">&lt;PASSWORD&gt;</text:span><text:span text:style-name="T29">@github.com/path/to/repo.git</text:span></text:p>
      <text:p text:style-name="P7"/>
      <text:p text:style-name="P7"/>
      <text:p text:style-name="P7"/>
      <text:p text:style-name="P27"><text:bookmark text:name="_kzpn2m4pzred"/><text:span text:style-name="T24">Save Username and Password in Git Credentials Storage</text:span></text:p>
      <text:p text:style-name="P21"><text:span text:style-name="T27">Run the following command to enable credentials storage in your Git repository:</text:span></text:p>
      <text:p text:style-name="P22"><text:span text:style-name="T29">$ git config credential.helper store</text:span></text:p>
      <text:p text:style-name="P21"><text:span text:style-name="T27">To enable credentials storage globally, run:</text:span></text:p>
      <text:p text:style-name="P22"><text:span text:style-name="T29">$ git config --global credential.helper store</text:span></text:p>
      <text:p text:style-name="P21"><text:span text:style-name="T27">When credentials storage is enabled, the first time you pull or push from the remote Git repository, you will be asked for a username and password, and they will be saved in </text:span><text:span text:style-name="T32">~/.git-credentials</text:span><text:span text:style-name="T27"> file.</text:span></text:p>
      <text:p text:style-name="P21"><text:span text:style-name="T27">During the next communications with the remote Git repository you won’t have to provide the username and password.</text:span></text:p>
      <text:p text:style-name="P21"><text:span text:style-name="T27">Each credential in </text:span><text:span text:style-name="T32">~/.git-credentials</text:span><text:span text:style-name="T27"> file is stored on its own line as a URL like:</text:span></text:p>
      <text:p text:style-name="P22"><text:span text:style-name="T29">https://</text:span><text:span text:style-name="T30">&lt;USERNAME&gt;</text:span><text:span text:style-name="T29">:</text:span><text:span text:style-name="T30">&lt;PASSWORD&gt;</text:span><text:span text:style-name="T29">@github.com</text:span></text:p>
      <text:p text:style-name="P7"/>
      <text:p text:style-name="P7"/>
      <text:p text:style-name="P7"/>
      <text:p text:style-name="P7"/>
      <text:p text:style-name="P7"/>
      <text:p text:style-name="P7"/>
      <text:p text:style-name="P29"><text:bookmark text:name="_dcg9ha29pn78"/><text:span text:style-name="T25">Config Username and Password for Different Repositories</text:span></text:p>
      <text:p text:style-name="Standard"><text:span text:style-name="T27">Sometimes you may need to use different accounts on the same Git server, for example your company’s corporate account on </text:span><text:span text:style-name="T28">github.com</text:span><text:span text:style-name="T27"> and your private one.</text:span></text:p>
      <text:p text:style-name="P21"><text:soft-page-break/><text:span text:style-name="T27">To be able to configure usernames and passwords for different Git repositories on the same Git server you can enable the </text:span><text:span text:style-name="T32">useHttpPath</text:span><text:span text:style-name="T27"> option.</text:span></text:p>
      <text:p text:style-name="P23"><text:span text:style-name="T28">By default, Git does not consider the “path” component of an http URL to be worth matching via external helpers. This means that a credential stored for </text:span><text:span text:style-name="T33">https://example.com/foo.git</text:span><text:span text:style-name="T28"> will also be used for </text:span><text:span text:style-name="T33">https://example.com/bar.git</text:span><text:span text:style-name="T28">. If you do want to distinguish these cases, set </text:span><text:span text:style-name="T33">useHttpPath</text:span><text:span text:style-name="T28"> option to true (</text:span><text:a xlink:type="simple" xlink:href="https://git-scm.com/docs/gitcredentials#Documentation/gitcredentials.txt-useHttpPath" text:style-name="ListLabel_20_16" text:visited-style-name="ListLabel_20_16"><text:span text:style-name="T34">source</text:span></text:a><text:span text:style-name="T28">)</text:span></text:p>
      <text:p text:style-name="P21"><text:span text:style-name="T27">Run the following commands to configure Git credentials storage and separate credentials for different repositories on </text:span><text:span text:style-name="T28">github.com</text:span><text:span text:style-name="T27">:</text:span></text:p>
      <text:p text:style-name="Standard"><text:span text:style-name="T29">$ git config --global credential.helper store</text:span></text:p>
      <text:p text:style-name="P22"><text:span text:style-name="T29">$ git config --global credential.</text:span><text:span text:style-name="T31">github.com</text:span><text:span text:style-name="T29">.useHttpPath true</text:span></text:p>
      <text:p text:style-name="P21"><text:span text:style-name="T27">The usernames and passwords for different GitHub repositories will be stored in </text:span><text:span text:style-name="T32">~/.git-credentials</text:span><text:span text:style-name="T27"> file separately on their own lines:</text:span></text:p>
      <text:p text:style-name="Standard"><text:span text:style-name="T29">https://</text:span><text:span text:style-name="T30">&lt;USERNAME&gt;</text:span><text:span text:style-name="T29">:</text:span><text:span text:style-name="T30">&lt;PASSWORD&gt;</text:span><text:span text:style-name="T29">@github.com/path/to/repo1.git</text:span></text:p>
      <text:p text:style-name="P22"><text:span text:style-name="T29">https://</text:span><text:span text:style-name="T30">&lt;USERNAME&gt;</text:span><text:span text:style-name="T29">:</text:span><text:span text:style-name="T30">&lt;PASSWORD&gt;</text:span><text:span text:style-name="T29">@github.com/path/to/repo2.git</text:span></text:p>
      <text:p text:style-name="P7"/>
      <text:p text:style-name="P7"/>
      <text:p text:style-name="P7"/>
      <text:p text:style-name="P6"/>
      <text:p text:style-name="P3"/>
      <text:p text:style-name="P24"/>
      <text:p text:style-name="P3"/>
      <text:p text:style-name="P3"/>
      <text:p text:style-name="P3"/>
      <text:p text:style-name="Standard"><text:span text:style-name="T1">sources: </text:span></text:p>
      <text:p text:style-name="Standard"><draw:rect text:anchor-type="as-char" style:rel-width="100%" draw:z-index="0" draw:style-name="gr1" draw:text-style-name="P30" svg:width="0.0012in" svg:height="0.0213in"><text:p/></draw:rect></text:p>
      <text:p text:style-name="P4"/>
      <text:p text:style-name="Standard"><text:a xlink:type="simple" xlink:href="https://docs.gitlab.com/ee/ssh/" text:style-name="ListLabel_20_12" text:visited-style-name="ListLabel_20_12"><text:span text:style-name="T8">https://docs.gitlab.com/ee/ssh/</text:span></text:a></text:p>
      <text:p text:style-name="Standard"><text:a xlink:type="simple" xlink:href="https://www.shellhacks.com/git-config-username-password-store-credentials/" text:style-name="ListLabel_20_12" text:visited-style-name="ListLabel_20_12"><text:span text:style-name="T8">https://www.shellhacks.com/git-config-username-password-store-credentials/</text:span></text:a></text:p>
      <text:p text:style-name="Standard"/>
      <text:p text:style-name="Standard"/>
      <text:p text:style-name="Standard"><draw:rect text:anchor-type="as-char" style:rel-width="100%" draw:z-index="1" draw:style-name="gr1" draw:text-style-name="P30" svg:width="0.0012in" svg:height="0.0213in"><text:p/></draw:rect></text:p>
      <text:p text:style-name="Standard"/>
      <text:p text:style-name="Standard"/>
      <text:p text:style-name="Standard"/>
      <text:p text:style-name="Standard"/>
      <text:p text:style-name="P28"><text:bookmark text:name="_p5i6f6j5nz9j"/><text:a xlink:type="simple" xlink:href="https://stackoverflow.com/questions/38378914/git-error-rpc-failed-curl-56-gnutls" text:style-name="ListLabel_20_17" text:visited-style-name="ListLabel_20_17"><text:span text:style-name="T11">git error: RPC failed; curl 56 GnuTLS</text:span></text:a></text:p>
      <text:p text:style-name="Standard"/>
      <text:p text:style-name="Standard"/>
      <text:p text:style-name="Standard">unset all_proxy &amp;&amp; unset ALL_PROXY</text:p>
      <text:p text:style-name="Standard"/>
      <text:p text:style-name="Standard"><text:soft-page-break/>git config --global http.sslVerify false</text:p>
      <text:p text:style-name="Standard">git config --global http.postBuffer 104857600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ora" svg:font-family="Lora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fo:font-weight="bold" style:font-weight-asian="bold"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fo:background-color="#efefef" style:font-weight-asian="bold"/>
    </style:style>
    <style:style style:name="ListLabel_20_12" style:display-name="ListLabel 12" style:family="text">
      <style:text-properties fo:color="#1155cc" style:text-underline-style="solid" style:text-underline-width="auto" style:text-underline-color="font-color"/>
    </style:style>
    <style:style style:name="ListLabel_20_13" style:display-name="ListLabel 13" style:family="text">
      <style:text-properties fo:color="#1155cc" fo:font-size="12pt" style:text-underline-style="solid" style:text-underline-width="auto" style:text-underline-color="font-color" fo:font-weight="bold" fo:background-color="#efefef" style:font-size-asian="12pt" style:font-weight-asian="bold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16" style:display-name="ListLabel 16" style:family="text">
      <style:text-properties fo:color="#a161bf" style:font-name="Lora" fo:font-family="Lora" style:font-family-generic="roman" style:font-pitch="variable" fo:font-size="12pt" fo:font-style="italic" style:font-name-asian="Lora1" style:font-family-asian="Lora" style:font-family-generic-asian="system" style:font-pitch-asian="variable" style:font-size-asian="12pt" style:font-style-asian="italic" style:font-name-complex="Lora1" style:font-family-complex="Lora" style:font-family-generic-complex="system" style:font-pitch-complex="variable" style:font-size-complex="12pt" fo:background-color="#ffffff"/>
    </style:style>
    <style:style style:name="ListLabel_20_17" style:display-name="ListLabel 17" style:family="text">
      <style:text-properties fo:color="#1155cc" fo:font-size="23pt" style:text-underline-style="solid" style:text-underline-width="auto" style:text-underline-color="font-color" fo:font-weight="bold" style:font-size-asian="23pt" style:font-weight-asian="bold" style:font-size-complex="2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1in" fo:margin-bottom="0.5in" fo:margin-left="0.1965in" fo:margin-right="0.2008in" style:writing-mode="lr-tb" style:layout-grid-color="#c0c0c0" style:layout-grid-lines="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89" meta:word-count="735" meta:character-count="5678" meta:non-whitespace-character-count="5004"/>
    <meta:generator>LibreOfficeDev/6.0.5.2$Linux_X86_64 LibreOffice_project/</meta:generator>
  </office:meta>
</office:document-meta>
</file>